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ae0f" officeooo:paragraph-rsid="0003ae0f"/>
    </style:style>
    <style:style style:name="P2" style:family="paragraph" style:parent-style-name="Standard">
      <style:text-properties officeooo:rsid="0003ae0f" officeooo:paragraph-rsid="0003ae0f"/>
    </style:style>
    <style:style style:name="P3" style:family="paragraph" style:parent-style-name="Standard">
      <style:text-properties officeooo:rsid="0003c247" officeooo:paragraph-rsid="0003c2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Geoffroy Penny, Liam Phelan </text:p>
      <text:p text:style-name="P1"/>
      <text:p text:style-name="P1">We revived the original UM from Patrick Feeney, we did not have any other help.</text:p>
      <text:p text:style-name="P1"/>
      <text:p text:style-name="P3">In our final UM Table_get and its caller getSeg are taking the longest. This can be improved by switching from Hansons table to Hansons seq_t.</text:p>
      <text:p text:style-name="P1"/>
      <text:p text:style-name="P1">We spend approximately:</text:p>
      <text:p text:style-name="P1">0.5 hours analyzing the problem </text:p>
      <text:p text:style-name="P1">20 hours working on the problem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1T19:40:13.067095718</meta:creation-date>
    <dc:date>2018-12-21T20:20:03.072301572</dc:date>
    <meta:editing-duration>PT9M4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1" meta:paragraph-count="6" meta:word-count="58" meta:character-count="336" meta:non-whitespace-character-count="281"/>
  </office:meta>
</office:document-meta>
</file>